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01a" officeooo:paragraph-rsid="0000401a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0401a"/>
    </style:style>
    <style:style style:name="T2" style:family="text">
      <style:text-properties officeooo:rsid="00009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09b24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5"/><text:span text:style-name="T3">Paper 9 <text:s text:c="55"/></text:span><text:span text:style-name="T4">K. AHMADI</text:span></text:p>
      <text:p text:style-name="P1"/>
      <text:p text:style-name="P2"><text:span text:style-name="T1">1- </text:span>In Europe, aircraft operators are required to submit a flight plan at least one hour --------------------- the flight departure. </text:p>
      <text:list xml:id="list2508046779" text:style-name="L1">
        <text:list-header>
          <text:p text:style-name="P3"><text:bookmark text:name="Q_0_01"/><text:span text:style-name="T1">a- </text:span>prior to<text:bookmark text:name="Q_0_1"/> <text:s text:c="6"/><text:span text:style-name="T1">b- </text:span>advanced<text:bookmark text:name="Q_0_2"/> <text:s text:c="7"/><text:span text:style-name="T1">c- </text:span>previous<text:bookmark text:name="Q_0_3"/><text:bookmark text:name="Q_0"/> <text:s text:c="7"/><text:span text:style-name="T1">d- </text:span>in addition to</text:p>
          <text:p text:style-name="P3"/>
        </text:list-header>
      </text:list>
      <text:p text:style-name="Text_20_body"><text:bookmark text:name="Q_1"/><text:span text:style-name="T1">2- </text:span>The Inn ----------------------- within walking distance from the town centre with its wide variety of dining choices, entertainment, shopping and art galleries.</text:p>
      <text:list xml:id="list3550241277" text:style-name="L2">
        <text:list-header>
          <text:p text:style-name="P4"><text:bookmark text:name="Q_1_01"/><text:span text:style-name="T1">a- </text:span>situating <text:s text:c="6"/><text:span text:style-name="T1">b-</text:span> situate <text:s text:c="6"/><text:span text:style-name="T1">c-</text:span> is situated <text:s text:c="7"/><text:span text:style-name="T1">d- </text:span> has situated</text:p>
          <text:p text:style-name="P4"/>
        </text:list-header>
      </text:list>
      <text:p text:style-name="Text_20_body"><text:bookmark text:name="Q_2"/><text:span text:style-name="T1">3- </text:span>Generally speaking, you are not --- for debts or contracts to which you did not give your consent.</text:p>
      <text:list xml:id="list2814475147" text:style-name="L3">
        <text:list-header>
          <text:p text:style-name="P5"><text:bookmark text:name="Q_2_01"/><text:span text:style-name="T1">a- </text:span>  responsible<text:bookmark text:name="Q_2_1"/> <text:s text:c="6"/><text:span text:style-name="T1">b-</text:span>  responsibleness <text:s text:c="6"/><text:span text:style-name="T1">c- </text:span> responsibly<text:bookmark text:name="Q_2_3"/><text:bookmark text:name="Q_21"/> <text:s text:c="6"/><text:span text:style-name="T1">d- </text:span>responsibility</text:p>
          <text:p text:style-name="P5"/>
        </text:list-header>
      </text:list>
      <text:p text:style-name="Text_20_body"><text:bookmark text:name="Q_3"/><text:span text:style-name="T1">4- </text:span>The leader of the LRA, Joseph Kony, has reportedly now ------------------ to sign the Final Peace Agreement (FPA) at the end of November </text:p>
      <text:list xml:id="list2637353160" text:style-name="L4">
        <text:list-header>
          <text:p text:style-name="P6"><text:bookmark text:name="Q_3_01"/><text:span text:style-name="T1">a-</text:span>  agreeing<text:bookmark text:name="Q_3_1"/> <text:s text:c="8"/><text:span text:style-name="T1">b-</text:span>  agreed <text:s text:c="6"/><text:span text:style-name="T1">c-</text:span> agreement <text:s text:c="7"/><text:span text:style-name="T1">d-</text:span> agrees</text:p>
          <text:p text:style-name="P6"/>
        </text:list-header>
      </text:list>
      <text:p text:style-name="Text_20_body"><text:bookmark text:name="Q_4"/><text:span text:style-name="T1">5- </text:span>Even though water utilities are ------------------- all public institutions, there were still concerns about how diligent they would be in making sure that water meters met standards.</text:p>
      <text:list xml:id="list529726997" text:style-name="L5">
        <text:list-header>
          <text:p text:style-name="P7"><text:bookmark text:name="Q_4_01"/><text:span text:style-name="T1">a-</text:span>  almost <text:s text:c="7"/><text:span text:style-name="T1">b-</text:span> usually <text:s text:c="7"/><text:span text:style-name="T1">c-</text:span> once <text:s text:c="6"/><text:span text:style-name="T1">d-</text:span> still</text:p>
          <text:p text:style-name="P7"/>
        </text:list-header>
      </text:list>
      <text:p text:style-name="Text_20_body"><text:bookmark text:name="Q_5"/><text:span text:style-name="T1">6- </text:span>She stressed that their organisation was based on solid research and a strong long-term ---------------------------- to both teachers and artists. </text:p>
      <text:list xml:id="list1918303830" text:style-name="L6">
        <text:list-header>
          <text:p text:style-name="P8"><text:span text:style-name="T1">a-</text:span> committable <text:s text:c="6"/><text:span text:style-name="T1">b-</text:span> commitment <text:s text:c="6"/><text:span text:style-name="T1">c-</text:span> committed<text:bookmark text:name="Q_5_3"/><text:bookmark text:name="Q_51"/> <text:s text:c="7"/><text:span text:style-name="T1">d- </text:span>committing</text:p>
          <text:p text:style-name="P8"/>
        </text:list-header>
      </text:list>
      <text:p text:style-name="Text_20_body"><text:bookmark text:name="Q_6"/><text:span text:style-name="T1">7- </text:span>Each home-care team is assisted by five to ten volunteers, each of whom is expected to work ------------------------------- 10 days per month, for a modest stipend. </text:p>
      <text:list xml:id="list2077173092" text:style-name="L7">
        <text:list-header>
          <text:p text:style-name="P9"><text:bookmark text:name="Q_6_01"/><text:span text:style-name="T1">a- </text:span>approximately<text:bookmark text:name="Q_6_1"/> <text:s text:c="6"/><text:span text:style-name="T1">b- </text:span>approximat<text:bookmark text:name="Q_6_2"/>e <text:s text:c="7"/><text:span text:style-name="T1">c-</text:span>  approximation<text:bookmark text:name="Q_6_3"/><text:bookmark text:name="Q_61"/> <text:s text:c="7"/><text:span text:style-name="T1">d- </text:span>  approximates</text:p>
          <text:p text:style-name="P9"/>
        </text:list-header>
      </text:list>
      <text:p text:style-name="Text_20_body"><text:bookmark text:name="Q_7"/><text:span text:style-name="T1">8- </text:span>The appointment and remuneration committee should be composed <text:span text:style-name="T2">--------------------</text:span>of non-executive directors, a majority of whom should be independent directors.</text:p>
      <text:list xml:id="list1671700233" text:style-name="L8">
        <text:list-header>
          <text:p text:style-name="P10"><text:span text:style-name="T1">a- </text:span> formerly<text:bookmark text:name="Q_7_1"/> <text:s text:c="4"/><text:span text:style-name="T1">b-</text:span>  early <text:s text:c="5"/><text:span text:style-name="T1">c-</text:span> nearly<text:bookmark text:name="Q_7_3"/><text:bookmark text:name="Q_71"/> <text:s text:c="6"/><text:span text:style-name="T1">d- </text:span>exclusively</text:p>
          <text:p text:style-name="P10"/>
        </text:list-header>
      </text:list>
      <text:p text:style-name="Text_20_body"><text:bookmark text:name="Q_8"/><text:span text:style-name="T1">9- </text:span>Although we are specialists in the design and installation of booths and display areas, our ------------------ extends to behind-the-scene support as well.</text:p>
      <text:list xml:id="list2405771473" text:style-name="L9">
        <text:list-header>
          <text:p text:style-name="P11"><text:span text:style-name="T1">a- </text:span> experts <text:s text:c="5"/><text:span text:style-name="T1">b-</text:span> expertly <text:s text:c="6"/><text:span text:style-name="T1">c-</text:span> expert<text:bookmark text:name="Q_8_3"/><text:bookmark text:name="Q_81"/> <text:s text:c="6"/><text:span text:style-name="T1">d- </text:span>expertise</text:p>
          <text:p text:style-name="P11"/>
        </text:list-header>
      </text:list>
      <text:p text:style-name="Text_20_body"><text:bookmark text:name="Q_9"/><text:span text:style-name="T1">10- </text:span>We, the United Kingdom, have --------------------- underlined our commitment to work for a world free from nuclear weapons.</text:p>
      <text:list xml:id="list1879966083" text:style-name="L10">
        <text:list-header>
          <text:p text:style-name="P12"><text:bookmark text:name="Q_9_01"/><text:span text:style-name="T1">a- </text:span>repeated  <text:s text:c="5"/><text:span text:style-name="T1">b- </text:span>repeating <text:s text:c="6"/><text:span text:style-name="T1">c- </text:span> repeatedly<text:bookmark text:name="Questions"/><text:bookmark text:name="Q_91"/><text:bookmark text:name="Q_9_3"/> <text:s text:c="7"/><text:span text:style-name="T1">d- </text:span>to repeat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3:58:22.166000000</meta:creation-date>
    <meta:print-date>2017-10-31T16:49:02.528000000</meta:print-date>
    <dc:date>2017-10-31T16:49:08.708000000</dc:date>
    <meta:editing-duration>PT8M57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30" meta:word-count="334" meta:character-count="2362" meta:non-whitespace-character-count="1742"/>
  </office:meta>
</office:document-meta>
</file>